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7c2" officeooo:paragraph-rsid="0012d7c2"/>
    </style:style>
    <style:style style:name="P2" style:family="paragraph" style:parent-style-name="Standard">
      <style:text-properties officeooo:rsid="00158e9e" officeooo:paragraph-rsid="00158e9e"/>
    </style:style>
    <style:style style:name="P3" style:family="paragraph" style:parent-style-name="Standard">
      <style:text-properties officeooo:rsid="00158e9e" officeooo:paragraph-rsid="0017b115"/>
    </style:style>
    <style:style style:name="P4" style:family="paragraph" style:parent-style-name="Standard">
      <style:text-properties officeooo:rsid="00158e9e" officeooo:paragraph-rsid="0018c02b"/>
    </style:style>
    <style:style style:name="P5" style:family="paragraph" style:parent-style-name="Standard">
      <style:text-properties officeooo:rsid="0018c02b" officeooo:paragraph-rsid="0018c02b"/>
    </style:style>
    <style:style style:name="P6" style:family="paragraph" style:parent-style-name="Standard">
      <style:text-properties officeooo:rsid="001aade0" officeooo:paragraph-rsid="001aade0"/>
    </style:style>
    <style:style style:name="P7" style:family="paragraph" style:parent-style-name="Standard">
      <style:text-properties officeooo:rsid="001b1529" officeooo:paragraph-rsid="001aade0"/>
    </style:style>
    <style:style style:name="P8" style:family="paragraph" style:parent-style-name="Standard">
      <style:text-properties officeooo:rsid="001b1529" officeooo:paragraph-rsid="001b1529"/>
    </style:style>
    <style:style style:name="P9" style:family="paragraph" style:parent-style-name="Standard">
      <style:text-properties officeooo:rsid="001c9f74" officeooo:paragraph-rsid="001c9f74"/>
    </style:style>
    <style:style style:name="P10" style:family="paragraph" style:parent-style-name="Standard">
      <style:text-properties officeooo:rsid="001d1ce4" officeooo:paragraph-rsid="001d1ce4"/>
    </style:style>
    <style:style style:name="P11" style:family="paragraph" style:parent-style-name="Standard">
      <style:text-properties officeooo:rsid="001fc027" officeooo:paragraph-rsid="001fc027"/>
    </style:style>
    <style:style style:name="P12" style:family="paragraph" style:parent-style-name="Standard">
      <style:text-properties officeooo:rsid="001fc027" officeooo:paragraph-rsid="0020f90e"/>
    </style:style>
    <style:style style:name="P13" style:family="paragraph" style:parent-style-name="Standard">
      <style:text-properties officeooo:rsid="001fc027" officeooo:paragraph-rsid="002109cf"/>
    </style:style>
    <style:style style:name="P14" style:family="paragraph" style:parent-style-name="Standard">
      <style:text-properties officeooo:rsid="0020f90e" officeooo:paragraph-rsid="0020f90e"/>
    </style:style>
    <style:style style:name="P15" style:family="paragraph" style:parent-style-name="Standard">
      <style:text-properties officeooo:rsid="002109cf" officeooo:paragraph-rsid="002109cf"/>
    </style:style>
    <style:style style:name="P16" style:family="paragraph" style:parent-style-name="Standard">
      <style:text-properties officeooo:rsid="002109cf" officeooo:paragraph-rsid="0023412d"/>
    </style:style>
    <style:style style:name="P17" style:family="paragraph" style:parent-style-name="Standard">
      <style:text-properties officeooo:rsid="00212f5d" officeooo:paragraph-rsid="00212f5d"/>
    </style:style>
    <style:style style:name="P18" style:family="paragraph" style:parent-style-name="Standard">
      <style:text-properties officeooo:rsid="00212f5d" officeooo:paragraph-rsid="0023412d"/>
    </style:style>
    <style:style style:name="P19" style:family="paragraph" style:parent-style-name="Standard">
      <style:text-properties officeooo:rsid="0023412d" officeooo:paragraph-rsid="0023412d"/>
    </style:style>
    <style:style style:name="P20" style:family="paragraph" style:parent-style-name="Standard">
      <style:text-properties officeooo:rsid="0023412d" officeooo:paragraph-rsid="00249f56"/>
    </style:style>
    <style:style style:name="P21" style:family="paragraph" style:parent-style-name="Standard">
      <style:text-properties officeooo:rsid="00249f56" officeooo:paragraph-rsid="00249f56"/>
    </style:style>
    <style:style style:name="P22" style:family="paragraph" style:parent-style-name="Standard">
      <style:text-properties officeooo:rsid="0024f879" officeooo:paragraph-rsid="0024f879"/>
    </style:style>
    <style:style style:name="P23" style:family="paragraph" style:parent-style-name="Standard">
      <style:text-properties officeooo:rsid="0024f879" officeooo:paragraph-rsid="00250f44"/>
    </style:style>
    <style:style style:name="P24" style:family="paragraph" style:parent-style-name="Standard">
      <style:text-properties officeooo:rsid="0021d3ab" officeooo:paragraph-rsid="0023412d"/>
    </style:style>
    <style:style style:name="P25" style:family="paragraph" style:parent-style-name="Standard">
      <style:text-properties officeooo:rsid="0012d7c2" officeooo:paragraph-rsid="0012d7c2"/>
    </style:style>
    <style:style style:name="P26" style:family="paragraph" style:parent-style-name="Standard">
      <style:paragraph-properties fo:text-align="justify" style:justify-single-word="false"/>
      <style:text-properties officeooo:rsid="0012d7c2" officeooo:paragraph-rsid="0012d7c2"/>
    </style:style>
    <style:style style:name="P27" style:family="paragraph" style:parent-style-name="Standard">
      <style:paragraph-properties fo:text-align="justify" style:justify-single-word="false"/>
      <style:text-properties officeooo:rsid="0012d7c2" officeooo:paragraph-rsid="002732b1"/>
    </style:style>
    <style:style style:name="P28" style:family="paragraph" style:parent-style-name="Standard">
      <style:text-properties fo:font-weight="bold" officeooo:rsid="0025e585" officeooo:paragraph-rsid="002732b1" style:font-weight-asian="bold" style:font-weight-complex="bold"/>
    </style:style>
    <style:style style:name="P29" style:family="paragraph" style:parent-style-name="Standard">
      <style:text-properties officeooo:rsid="00158e9e" officeooo:paragraph-rsid="002732b1"/>
    </style:style>
    <style:style style:name="P30" style:family="paragraph" style:parent-style-name="Standard">
      <style:text-properties officeooo:rsid="00158e9e" officeooo:paragraph-rsid="0018c02b"/>
    </style:style>
    <style:style style:name="P31" style:family="paragraph" style:parent-style-name="Standard">
      <style:paragraph-properties fo:text-align="justify" style:justify-single-word="false"/>
      <style:text-properties officeooo:rsid="00158e9e" officeooo:paragraph-rsid="00158e9e"/>
    </style:style>
    <style:style style:name="P32" style:family="paragraph" style:parent-style-name="Standard">
      <style:text-properties officeooo:rsid="0018c02b" officeooo:paragraph-rsid="002732b1"/>
    </style:style>
    <style:style style:name="P33" style:family="paragraph" style:parent-style-name="Standard">
      <style:text-properties officeooo:rsid="001b1529" officeooo:paragraph-rsid="0028b571"/>
    </style:style>
    <style:style style:name="P34" style:family="paragraph" style:parent-style-name="Standard">
      <style:text-properties officeooo:rsid="001d1ce4" officeooo:paragraph-rsid="0028b571"/>
    </style:style>
    <style:style style:name="P35" style:family="paragraph" style:parent-style-name="Standard">
      <style:text-properties officeooo:rsid="001fc027" officeooo:paragraph-rsid="001fc027"/>
    </style:style>
    <style:style style:name="P36" style:family="paragraph" style:parent-style-name="Standard">
      <style:text-properties officeooo:rsid="001fc027" officeooo:paragraph-rsid="0029096a"/>
    </style:style>
    <style:style style:name="P37" style:family="paragraph" style:parent-style-name="Standard">
      <style:text-properties officeooo:rsid="002109cf" officeooo:paragraph-rsid="0029096a"/>
    </style:style>
    <style:style style:name="P38" style:family="paragraph" style:parent-style-name="Standard">
      <style:text-properties officeooo:rsid="0021d3ab" officeooo:paragraph-rsid="0023412d" fo:background-color="#ffff66"/>
    </style:style>
    <style:style style:name="P39" style:family="paragraph" style:parent-style-name="Standard">
      <style:text-properties officeooo:rsid="00212f5d" officeooo:paragraph-rsid="0023412d"/>
    </style:style>
    <style:style style:name="P40" style:family="paragraph" style:parent-style-name="Standard">
      <style:text-properties officeooo:rsid="0023412d" officeooo:paragraph-rsid="0023412d"/>
    </style:style>
    <style:style style:name="P41" style:family="paragraph" style:parent-style-name="Standard">
      <style:text-properties officeooo:rsid="0023412d" officeooo:paragraph-rsid="002af18a"/>
    </style:style>
    <style:style style:name="P42" style:family="paragraph" style:parent-style-name="Standard">
      <style:text-properties officeooo:rsid="00297177" officeooo:paragraph-rsid="00297177"/>
    </style:style>
    <style:style style:name="P43" style:family="paragraph" style:parent-style-name="Standard">
      <style:text-properties officeooo:rsid="00297177" officeooo:paragraph-rsid="002af18a"/>
    </style:style>
    <style:style style:name="P44" style:family="paragraph" style:parent-style-name="Standard">
      <style:text-properties officeooo:rsid="00249f56"/>
    </style:style>
    <style:style style:name="P45" style:family="paragraph" style:parent-style-name="Standard">
      <style:text-properties officeooo:rsid="00249f56" officeooo:paragraph-rsid="00297177"/>
    </style:style>
    <style:style style:name="P46" style:family="paragraph" style:parent-style-name="Standard">
      <style:text-properties officeooo:rsid="00249f56" officeooo:paragraph-rsid="002af18a"/>
    </style:style>
    <style:style style:name="P47" style:family="paragraph" style:parent-style-name="Standard">
      <style:text-properties officeooo:rsid="00249f56" officeooo:paragraph-rsid="00249f56" fo:background-color="#ff9900"/>
    </style:style>
    <style:style style:name="P48" style:family="paragraph" style:parent-style-name="Standard">
      <style:text-properties officeooo:rsid="00249f56" officeooo:paragraph-rsid="002af18a" fo:background-color="#ff9900"/>
    </style:style>
    <style:style style:name="P49" style:family="paragraph" style:parent-style-name="Standard">
      <style:text-properties officeooo:rsid="0024f879" officeooo:paragraph-rsid="0024f879"/>
    </style:style>
    <style:style style:name="P50" style:family="paragraph" style:parent-style-name="Standard">
      <style:text-properties officeooo:rsid="002af18a" officeooo:paragraph-rsid="002b40dd"/>
    </style:style>
    <style:style style:name="P51" style:family="paragraph" style:parent-style-name="Standard">
      <style:text-properties officeooo:rsid="002af18a" officeooo:paragraph-rsid="002af18a" fo:background-color="transparent"/>
    </style:style>
    <style:style style:name="P52" style:family="paragraph" style:parent-style-name="Standard">
      <style:text-properties officeooo:rsid="002fe07b" officeooo:paragraph-rsid="002fe07b" fo:background-color="transparent"/>
    </style:style>
    <style:style style:name="P53" style:family="paragraph" style:parent-style-name="Standard">
      <style:text-properties officeooo:rsid="003193f4" officeooo:paragraph-rsid="003193f4" fo:background-color="transparent"/>
    </style:style>
    <style:style style:name="P54" style:family="paragraph" style:parent-style-name="Standard">
      <style:text-properties officeooo:rsid="00328654" officeooo:paragraph-rsid="00328654" fo:background-color="transparent"/>
    </style:style>
    <style:style style:name="P55" style:family="paragraph" style:parent-style-name="Standard">
      <style:text-properties style:font-name="Liberation Serif" officeooo:rsid="00249f56" officeooo:paragraph-rsid="002af18a"/>
    </style:style>
    <style:style style:name="P56" style:family="paragraph" style:parent-style-name="Standard">
      <style:text-properties officeooo:rsid="002eecdc" officeooo:paragraph-rsid="002eecdc"/>
    </style:style>
    <style:style style:name="P57" style:family="paragraph" style:parent-style-name="Standard">
      <style:text-properties officeooo:rsid="002fe07b" officeooo:paragraph-rsid="002fe07b"/>
    </style:style>
    <style:style style:name="P58" style:family="paragraph" style:parent-style-name="Standard">
      <style:text-properties fo:color="#d80000" fo:font-weight="bold" officeooo:rsid="00345b2e" officeooo:paragraph-rsid="00345b2e" fo:background-color="transparent" style:font-weight-asian="bold" style:font-weight-complex="bold"/>
    </style:style>
    <style:style style:name="P59" style:family="paragraph" style:parent-style-name="Standard">
      <style:text-properties fo:color="#d80000" fo:font-weight="bold" officeooo:rsid="003721ac" officeooo:paragraph-rsid="003721ac" fo:background-color="transparent" style:font-weight-asian="bold" style:font-weight-complex="bold"/>
    </style:style>
    <style:style style:name="P60" style:family="paragraph" style:parent-style-name="Standard">
      <style:text-properties fo:color="#d80000" fo:font-weight="bold" officeooo:rsid="002fe07b" officeooo:paragraph-rsid="003721ac" fo:background-color="transparent" style:font-weight-asian="bold" style:font-weight-complex="bold"/>
    </style:style>
    <style:style style:name="P61" style:family="paragraph" style:parent-style-name="Standard">
      <style:text-properties fo:color="#d80000" fo:font-weight="bold" officeooo:rsid="0038986b" officeooo:paragraph-rsid="0038986b" fo:background-color="transparent" style:font-weight-asian="bold" style:font-weight-complex="bold"/>
    </style:style>
    <style:style style:name="P62" style:family="paragraph" style:parent-style-name="Standard">
      <style:text-properties fo:color="#d80000" fo:font-weight="bold" officeooo:rsid="00392e7b" officeooo:paragraph-rsid="00392e7b" fo:background-color="transparent" style:font-weight-asian="bold" style:font-weight-complex="bold"/>
    </style:style>
    <style:style style:name="P63" style:family="paragraph" style:parent-style-name="Standard">
      <style:text-properties fo:color="#d80000" fo:font-weight="bold" officeooo:rsid="003b0874" officeooo:paragraph-rsid="003b0874" fo:background-color="transparent" style:font-weight-asian="bold" style:font-weight-complex="bold"/>
    </style:style>
    <style:style style:name="P64" style:family="paragraph" style:parent-style-name="Standard">
      <style:text-properties fo:color="#910081" officeooo:rsid="00328654" officeooo:paragraph-rsid="00328654" fo:background-color="transparent"/>
    </style:style>
    <style:style style:name="P65" style:family="paragraph" style:parent-style-name="Standard">
      <style:text-properties officeooo:rsid="00392e7b" officeooo:paragraph-rsid="00392e7b"/>
    </style:style>
    <style:style style:name="P66" style:family="paragraph" style:parent-style-name="Standard">
      <style:paragraph-properties fo:text-align="justify" style:justify-single-word="false"/>
      <style:text-properties officeooo:rsid="001c9f74" officeooo:paragraph-rsid="001c9f74"/>
    </style:style>
    <style:style style:name="P67" style:family="paragraph" style:parent-style-name="Standard">
      <style:text-properties fo:font-size="16pt" fo:font-weight="bold" officeooo:rsid="0012d7c2" officeooo:paragraph-rsid="0012d7c2" style:font-size-asian="16pt" style:font-weight-asian="bold" style:font-size-complex="16pt" style:font-weight-complex="bold"/>
    </style:style>
    <style:style style:name="P68" style:family="paragraph" style:parent-style-name="Standard">
      <style:text-properties fo:font-size="16pt" fo:font-weight="bold" officeooo:rsid="0023412d" officeooo:paragraph-rsid="0023412d" style:font-size-asian="16pt" style:font-weight-asian="bold" style:font-size-complex="16pt" style:font-weight-complex="bold"/>
    </style:style>
    <style:style style:name="P69" style:family="paragraph" style:parent-style-name="Standard">
      <style:paragraph-properties fo:break-before="page"/>
      <style:text-properties officeooo:rsid="00158e9e" officeooo:paragraph-rsid="0018c02b"/>
    </style:style>
    <style:style style:name="P70" style:family="paragraph" style:parent-style-name="Standard">
      <style:paragraph-properties fo:break-before="page"/>
      <style:text-properties officeooo:rsid="001fc027" officeooo:paragraph-rsid="001fc027"/>
    </style:style>
    <style:style style:name="P71" style:family="paragraph" style:parent-style-name="Standard">
      <style:paragraph-properties fo:break-before="page"/>
      <style:text-properties fo:font-size="16pt" fo:font-weight="bold" officeooo:rsid="0023412d" officeooo:paragraph-rsid="0023412d" style:font-size-asian="16pt" style:font-weight-asian="bold" style:font-size-complex="16pt" style:font-weight-complex="bold"/>
    </style:style>
    <style:style style:name="P72" style:family="paragraph">
      <style:paragraph-properties fo:margin-left="0.499cm" fo:margin-right="0cm" fo:margin-top="0cm" fo:margin-bottom="0cm" fo:text-indent="0cm"/>
      <style:text-properties style:font-name="Liberation Serif" fo:font-size="12pt"/>
    </style:style>
    <style:style style:name="P73" style:family="paragraph">
      <style:paragraph-properties fo:margin-left="0.499cm" fo:margin-right="0cm" fo:text-indent="0cm"/>
      <style:text-properties style:font-name="Liberation Serif" fo:font-size="12pt"/>
    </style:style>
    <style:style style:name="P74" style:family="paragraph">
      <style:paragraph-properties fo:margin-left="0.499cm" fo:margin-right="0cm" fo:margin-top="0cm" fo:margin-bottom="0cm" fo:text-indent="0cm">
        <style:tab-stops>
          <style:tab-stop style:position="0.113cm"/>
        </style:tab-stops>
      </style:paragraph-properties>
      <style:text-properties style:font-name="Liberation Serif" fo:font-size="12pt"/>
    </style:style>
    <style:style style:name="P75" style:family="paragraph">
      <loext:graphic-properties draw:fill="none" draw:fill-color="#ffffff"/>
      <style:paragraph-properties fo:margin-left="0.499cm" fo:margin-right="0cm" fo:margin-top="0cm" fo:margin-bottom="0cm" fo:text-indent="0cm"/>
      <style:text-properties style:font-name="Liberation Serif" fo:font-size="12pt"/>
    </style:style>
    <style:style style:name="P76" style:family="paragraph">
      <loext:graphic-properties draw:fill-color="#000000"/>
    </style:style>
    <style:style style:name="P77" style:family="paragraph">
      <style:paragraph-properties fo:margin-left="0cm" fo:margin-right="0.199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8" style:family="paragraph">
      <style:paragraph-properties fo:margin-left="0cm" fo:margin-right="0.199cm" fo:text-align="end" fo:text-indent="0cm"/>
    </style:style>
    <style:style style:name="P79" style:family="paragraph">
      <loext:graphic-properties draw:fill="none" draw:fill-color="#ffffff"/>
      <style:paragraph-properties fo:margin-left="0cm" fo:margin-right="0.199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4900e"/>
    </style:style>
    <style:style style:name="T2" style:family="text">
      <style:text-properties officeooo:rsid="00158e9e"/>
    </style:style>
    <style:style style:name="T3" style:family="text">
      <style:text-properties officeooo:rsid="0017891c"/>
    </style:style>
    <style:style style:name="T4" style:family="text">
      <style:text-properties officeooo:rsid="0017b115"/>
    </style:style>
    <style:style style:name="T5" style:family="text">
      <style:text-properties officeooo:rsid="0018c02b"/>
    </style:style>
    <style:style style:name="T6" style:family="text">
      <style:text-properties officeooo:rsid="001c9f74"/>
    </style:style>
    <style:style style:name="T7" style:family="text">
      <style:text-properties officeooo:rsid="001f1219"/>
    </style:style>
    <style:style style:name="T8" style:family="text">
      <style:text-properties officeooo:rsid="001fc027"/>
    </style:style>
    <style:style style:name="T9" style:family="text">
      <style:text-properties officeooo:rsid="0020f90e"/>
    </style:style>
    <style:style style:name="T10" style:family="text">
      <style:text-properties officeooo:rsid="002109cf"/>
    </style:style>
    <style:style style:name="T11" style:family="text">
      <style:text-properties officeooo:rsid="00212f5d"/>
    </style:style>
    <style:style style:name="T12" style:family="text">
      <style:text-properties officeooo:rsid="0021d3ab"/>
    </style:style>
    <style:style style:name="T13" style:family="text">
      <style:text-properties officeooo:rsid="0023412d"/>
    </style:style>
    <style:style style:name="T14" style:family="text">
      <style:text-properties officeooo:rsid="00249f56"/>
    </style:style>
    <style:style style:name="T15" style:family="text">
      <style:text-properties officeooo:rsid="00250f44"/>
    </style:style>
    <style:style style:name="T16" style:family="text">
      <style:text-properties officeooo:rsid="002732b1"/>
    </style:style>
    <style:style style:name="T17" style:family="text">
      <style:text-properties officeooo:rsid="0028b571"/>
    </style:style>
    <style:style style:name="T18" style:family="text">
      <style:text-properties officeooo:rsid="0029096a"/>
    </style:style>
    <style:style style:name="T19" style:family="text">
      <style:text-properties officeooo:rsid="0021d3ab" fo:background-color="#ffff66" loext:char-shading-value="0"/>
    </style:style>
    <style:style style:name="T20" style:family="text">
      <style:text-properties fo:background-color="#ffff66" loext:char-shading-value="0"/>
    </style:style>
    <style:style style:name="T21" style:family="text">
      <style:text-properties officeooo:rsid="002af18a" fo:background-color="#ffff66" loext:char-shading-value="0"/>
    </style:style>
    <style:style style:name="T22" style:family="text">
      <style:text-properties fo:background-color="#ff6600" loext:char-shading-value="0"/>
    </style:style>
    <style:style style:name="T23" style:family="text">
      <style:text-properties fo:background-color="#ff9900" loext:char-shading-value="0"/>
    </style:style>
    <style:style style:name="T24" style:family="text">
      <style:text-properties officeooo:rsid="0029096a" fo:background-color="#ff9900" loext:char-shading-value="0"/>
    </style:style>
    <style:style style:name="T25" style:family="text">
      <style:text-properties officeooo:rsid="002af18a" fo:background-color="#ff9900" loext:char-shading-value="0"/>
    </style:style>
    <style:style style:name="T26" style:family="text">
      <style:text-properties officeooo:rsid="00297177"/>
    </style:style>
    <style:style style:name="T27" style:family="text">
      <style:text-properties officeooo:rsid="002af18a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2b40dd"/>
    </style:style>
    <style:style style:name="T30" style:family="text">
      <style:text-properties style:font-name="Liberation Serif"/>
    </style:style>
    <style:style style:name="T31" style:family="text">
      <style:text-properties fo:font-size="12pt" fo:font-style="normal" fo:font-weight="normal" style:font-size-asian="12pt" style:font-style-asian="normal" style:font-weight-asian="normal"/>
    </style:style>
    <style:style style:name="T32" style:family="text">
      <style:text-properties officeooo:rsid="00302b17"/>
    </style:style>
    <style:style style:name="T33" style:family="text">
      <style:text-properties officeooo:rsid="003193f4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color="#d80000" fo:font-weight="bold" style:font-weight-asian="bold" style:font-weight-complex="bold"/>
    </style:style>
    <style:style style:name="T36" style:family="text">
      <style:text-properties fo:color="#d80000" fo:font-weight="bold" officeooo:rsid="003193f4" style:font-weight-asian="bold" style:font-weight-complex="bold"/>
    </style:style>
    <style:style style:name="T37" style:family="text">
      <style:text-properties fo:color="#910081"/>
    </style:style>
    <style:style style:name="T38" style:family="text">
      <style:text-properties fo:color="#910081" officeooo:rsid="003193f4"/>
    </style:style>
    <style:style style:name="T39" style:family="text">
      <style:text-properties fo:color="#910081" fo:font-weight="bold" style:font-weight-asian="bold" style:font-weight-complex="bold"/>
    </style:style>
    <style:style style:name="T40" style:family="text">
      <style:text-properties style:use-window-font-color="true"/>
    </style:style>
    <style:style style:name="T41" style:family="text">
      <style:text-properties style:use-window-font-color="true" officeooo:rsid="003193f4"/>
    </style:style>
    <style:style style:name="T42" style:family="text">
      <style:text-properties fo:color="#000000"/>
    </style:style>
    <style:style style:name="T43" style:family="text">
      <style:text-properties fo:color="#000000" fo:font-weight="normal" style:font-weight-asian="normal" style:font-weight-complex="normal"/>
    </style:style>
    <style:style style:name="T44" style:family="text">
      <style:text-properties fo:color="#000000" fo:font-weight="normal" officeooo:rsid="00357219" style:font-weight-asian="normal" style:font-weight-complex="normal"/>
    </style:style>
    <style:style style:name="T45" style:family="text">
      <style:text-properties fo:color="#000000" fo:font-weight="normal" officeooo:rsid="003721ac" style:font-weight-asian="normal" style:font-weight-complex="normal"/>
    </style:style>
    <style:style style:name="T46" style:family="text">
      <style:text-properties fo:color="#000000" fo:font-weight="normal" officeooo:rsid="0038986b" style:font-weight-asian="normal" style:font-weight-complex="normal"/>
    </style:style>
    <style:style style:name="T47" style:family="text">
      <style:text-properties fo:color="#000000" fo:font-weight="normal" officeooo:rsid="00392e7b" style:font-weight-asian="normal" style:font-weight-complex="normal"/>
    </style:style>
    <style:style style:name="T48" style:family="text">
      <style:text-properties fo:color="#000000" officeooo:rsid="0035b054"/>
    </style:style>
    <style:style style:name="T49" style:family="text">
      <style:text-properties officeooo:rsid="0035b054"/>
    </style:style>
    <style:style style:name="T50" style:family="text">
      <style:text-properties style:font-name="Liberation Serif" fo:background-color="#ff6666"/>
    </style:style>
    <style:style style:name="T51" style:family="text">
      <style:text-properties style:font-name="Liberation Serif" fo:background-color="#ff66cc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color="#000000" draw:fill="none" draw:fill-color="#ffffff" fo:min-height="7.9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053cm" fo:min-width="10.8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draw:textarea-vertical-align="middle" fo:min-height="1.852cm" style:protect="position siz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ATTENTION :</text:p>
      <text:p text:style-name="P28"><text:span text:style-name="T16">C</text:span>e document ayant été rédigé entre hier soir et ce matin il n’a pas été vérifié, il est donc possible qu’il contienne des fautes.</text:p>
      <text:p text:style-name="P1"/>
      <text:p text:style-name="P26">Nous utilisons l’assembleur ARM 32 bits. <text:span text:style-name="T6">Il s’agit d’effectuer la première étape de la compilation, c’est à dire d’écrire le code d’un programme en ‘C’ directement en assembleur ARM, en faisant comme si chaque instruction ‘C’ était indépendante de la précédente.</text:span></text:p>
      <text:p text:style-name="P27"><text:span text:style-name="T16">L</text:span>’assembleur ARM 32 bits permet de manipuler 16 registres de 32 bits <text:span text:style-name="T2">dans le processeur </text:span>ainsi que d’écrire dans la RAM.</text:p>
      <text:p text:style-name="P26">Pour lire ou écrire dans la RAM il faut utiliser l’adresse des variables dont on dispose.</text:p>
      <text:p text:style-name="P31">Pour manipuler des données il faut le faire dans les registres du processeur.</text:p>
      <text:p text:style-name="P66">Les registres sont ‘r0’, ‘r1’, …, ‘r15’.</text:p>
      <text:p text:style-name="P9"/>
      <text:p text:style-name="P1"/>
      <text:p text:style-name="P67">Partie 1 : <text:span text:style-name="T8">Manipulations basiques, additions, soustraction, if then</text:span></text:p>
      <text:p text:style-name="P1">On considère que « main » n’est pas une fonction et qu’elle n’a pas de paramètres.</text:p>
      <text:p text:style-name="P1">« ; » permet d’indiquer que le reste de la ligne est un commentaire.</text:p>
      <text:p text:style-name="P1"/>
      <text:p text:style-name="P1">Pour <text:span text:style-name="T1">déclarer</text:span> des variables en <text:span text:style-name="T1">début</text:span> de programme on utilise toujours la <text:span text:style-name="T1">même</text:span> <text:span text:style-name="T1">méthode</text:span> pour le moment : pour « int a, b, c ; » voici le code assembleur ARM :</text:p>
      <text:p text:style-name="P1">L1 :</text:p>
      <text:p text:style-name="P1">.word a</text:p>
      <text:p text:style-name="P1">.word b</text:p>
      <text:p text:style-name="P1">.word c</text:p>
      <text:p text:style-name="P1">.comm a, <text:span text:style-name="T1">4, 4 ; le premier 4 correspond à la taille en octets de la variable</text:span></text:p>
      <text:p text:style-name="P1">.comm b, <text:span text:style-name="T1">4, 4 ; pour un tableau de 4 nombres on aurait : b, 16, 4</text:span></text:p>
      <text:p text:style-name="P1">.comm c, <text:span text:style-name="T1">4, 4 ; la valeur du dernier 4 ne doit pas être modifiée</text:span></text:p>
      <text:p text:style-name="P1"/>
      <text:p text:style-name="P2">« mov » est une commande interne au processeur. Elle permet de :</text:p>
      <text:p text:style-name="P29">-mettre une constante dans un registre :</text:p>
      <text:p text:style-name="P29">mov r0, #10 ; met la valeur ‘10’ dans le registre ‘r0’</text:p>
      <text:p text:style-name="P29">-copier le contenu d’un registre dans un autre :</text:p>
      <text:p text:style-name="P29">mov r1, r0 ; met dans le registre ‘r1’ la valeur contenue dans ‘r0’, c’est à dire le nombre ‘10’</text:p>
      <text:p text:style-name="P2"/>
      <text:p text:style-name="P2">« ldr » permet de mettre dans un registre la valeur contenue à une adresse :</text:p>
      <text:p text:style-name="P2">-ldr r0, L1+4 ; met dans ‘r0’ la valeur enregistrée dans la RAM à l’adresse de ‘L1+4’</text:p>
      <text:p text:style-name="P2">-ldr r0, [r1] ; <text:span text:style-name="T3">met dans ‘r0’ la valeur enregistré dans la RAM à l’adresse contenue dans ‘r1’</text:span></text:p>
      <text:p text:style-name="P2"/>
      <text:p text:style-name="P2">« <text:span text:style-name="T4">str » fonctionne exactement à l’inverse de ‘ldr’. Cette commande permet d’écrire dans la RAM :</text:span></text:p>
      <text:p text:style-name="P3">-s<text:span text:style-name="T4">tr r0, [r1] ; met la valeur contenue dans ‘r0’ à l’adresse contenue dans ‘r1’ qui se trouve dans la RAM</text:span></text:p>
      <text:p text:style-name="P3"/>
      <text:p text:style-name="P3">« <text:span text:style-name="T4">add » permet d’effectuer une addition sur des valeurs contenues dans des registres :</text:span></text:p>
      <text:p text:style-name="P3"><text:span text:style-name="T5">add r0, r1, r2 ; met dans ‘r0’ le résultat de la somme des valeurs contenues dans ‘r1’ et ‘r2’</text:span></text:p>
      <text:p text:style-name="P32">On peut également faire :</text:p>
      <text:p text:style-name="P32">add r0, r0, r1 ; (valeur de ‘r0’ + valeur de ‘r1’) va dans ‘r0’</text:p>
      <text:p text:style-name="P32">Ainsi que :</text:p>
      <text:p text:style-name="P32">add r0, r0, #10 ; (valeur de ‘r0’ + 10) va dans ‘r0’</text:p>
      <text:p text:style-name="P3"/>
      <text:p text:style-name="P4"/>
      <text:p text:style-name="P69">« <text:span text:style-name="T5">sub » permet d’effectuer une soustraction sur des valeurs contenues dans des registres :</text:span></text:p>
      <text:p text:style-name="P4">-<text:span text:style-name="T5">sub r0, r1, r2 ; met dans le registre ‘r0’ le résultat de la soustraction de la valeur contenues dans ‘r1’ moins celle contenue dans ‘r2’</text:span></text:p>
      <text:p text:style-name="P32">On peut également faire :</text:p>
      <text:p text:style-name="P32">sub r0, r0, r1 ; (valeur de ‘r0’ - valeur de ‘r1’) va dans ‘r0’</text:p>
      <text:p text:style-name="P32">Ainsi que :</text:p>
      <text:p text:style-name="P32">sub r0, r0, #10 ; (valeur de ‘r0’ - 10) va dans ‘r0’</text:p>
      <text:p text:style-name="P32"/>
      <text:p text:style-name="P65">De même avec la commande « mul » qui multiplie.</text:p>
      <text:p text:style-name="P5"/>
      <text:p text:style-name="P6">Pour mettre une valeur dans une variable déclarée nous allons utiliser les ‘a, b, c’ du début. Elles se trouvent dans la RAM aux adresses ‘L1’ pour ‘a’, ‘L1+4’ pour ‘b’ et ‘L1+8’ pour ‘c’ :</text:p>
      <text:p text:style-name="P6">-Mettre 10 dans ‘a’ :</text:p>
      <text:p text:style-name="P6">mov r0, #10 ; met la valeur 10 dans le registre ‘r0’</text:p>
      <text:p text:style-name="P6">ldr r1, L1 ; met l’adresse de ‘a’ dans le registre ‘r1’</text:p>
      <text:p text:style-name="P6">str r0, [r1] ; met la valeur <text:span text:style-name="T17">contenue dans</text:span> ‘r0’ à l’adresse contenue dans ‘r1’</text:p>
      <text:p text:style-name="P6"/>
      <text:p text:style-name="P6">-Mettre 12 dans ‘b’ :</text:p>
      <text:p text:style-name="P6">mov r0, #12</text:p>
      <text:p text:style-name="P6">ldr r1, L1+4 ; <text:span text:style-name="T17">dans le cas d’un ‘ldr’ on peut écrire ‘+nombre’</text:span></text:p>
      <text:p text:style-name="P6">str r0, [r1]</text:p>
      <text:p text:style-name="P7"/>
      <text:p text:style-name="P7">-Mettre a+b dans a :</text:p>
      <text:p text:style-name="P8">ldr r0, <text:s/>L1 ; met l’adresse de ‘a’ dans ‘r0’</text:p>
      <text:p text:style-name="P8">ldr r1, [r0] ; met la valeur de ‘a’ dans r1</text:p>
      <text:p text:style-name="P8">ldr r0, L1+4 ; met l’adresse de ‘b’ dans ‘r0’</text:p>
      <text:p text:style-name="P8">ldr r2, [r0] ; met la valeur de b dans ‘r2’</text:p>
      <text:p text:style-name="P8">add r1, r1, r2 ; met la valeur de ‘a+b’ dans ‘r1’</text:p>
      <text:p text:style-name="P8">ldr r0, <text:s/>L1 ; met l’adresse de ‘a’ dans ‘r0’</text:p>
      <text:p text:style-name="P33">str r1, [r0] ; met la valeur de ‘a+b’ à l’adresse de ‘a’ </text:p>
      <text:p text:style-name="P8"/>
      <text:p text:style-name="P10">Principe de non-optimisation du code : </text:p>
      <text:p text:style-name="P10">pour faire ‘a=a+1’ puis ‘a=a-2’ <text:s/>on pourrait optimiser le code de la façon suivante :</text:p>
      <text:p text:style-name="P10">ldr r0, L1 ; <text:span text:style-name="T17">on met l’adresse de ‘a’ dans ‘r0’</text:span></text:p>
      <text:p text:style-name="P10">ldr r1, [r0] ; ‘a’ est dans ‘r1’</text:p>
      <text:p text:style-name="P10">add r1, r1, #1 ; ‘<text:span text:style-name="T17">a=a+1’</text:span></text:p>
      <text:p text:style-name="P10">sub r1, r1, #2 ; ‘<text:span text:style-name="T17">a=a-2’</text:span></text:p>
      <text:p text:style-name="P34">str r1, [r0] ; on remet dans ‘a’ <text:span text:style-name="T17">(qui se trouve dans la RAM) </text:span>la valeur de a+1-2</text:p>
      <text:p text:style-name="P10">Cependant dans ce cas nous ne faisons pas la première étape du compilateur, or c’est ce qu’on nous demande de faire. Nous devons donc traiter ces deux instructions ‘C’ indépendamment :</text:p>
      <text:p text:style-name="P10">ldr r0, L1</text:p>
      <text:p text:style-name="P10">ldr r1, [r0]</text:p>
      <text:p text:style-name="P10">add r1, r1, #1</text:p>
      <text:p text:style-name="P10">str r1, [r0] ; fin de ‘a=a+1’, <text:span text:style-name="T17">la valeur dans la RAM a été mise à jour</text:span></text:p>
      <text:p text:style-name="P10">ldr r0, L1 ; on recommence à mettre l’adresse de ‘a’ dans ‘r0’ <text:span text:style-name="T7">même</text:span> si on sait qu’elle y <text:span text:style-name="T17">était</text:span> déjà. En effet il ne s’agit plus de la même instruction ‘C’. Le compilateur se chargera plus tard d’optimiser tout <text:span text:style-name="T7">ça.</text:span></text:p>
      <text:p text:style-name="P10">ldr r1, [r0]</text:p>
      <text:p text:style-name="P10"><text:span text:style-name="T17">sub</text:span> r1, r1, #<text:span text:style-name="T17">2</text:span></text:p>
      <text:p text:style-name="P10">str r1, [r0] ; fin de ‘a=a-2’</text:p>
      <text:p text:style-name="P10"/>
      <text:p text:style-name="P11"/>
      <text:p text:style-name="P70">Les étiquettes se placent devant une ligne de code, elles permettent de placer des ‘points de repère’ dans <text:span text:style-name="T17">celui-ci</text:span>. Cela permet ensuite d’y accéder en utilisant le nom de l’étiquette :</text:p>
      <text:p text:style-name="P11">toto : mov r0, #10 ; le nom de l’étiquette est ‘toto’</text:p>
      <text:p text:style-name="P11"/>
      <text:p text:style-name="P11">« bra » permet de se rendre à une étiquette sans condition :</text:p>
      <text:p text:style-name="P11">toto : mov r0, #10</text:p>
      <text:p text:style-name="P11">bra toto ; ici nous avons une boucle infinie qui remet ‘10’ dans ‘r0’ en boucle</text:p>
      <text:p text:style-name="P11"/>
      <text:p text:style-name="P36">« cmp » (<text:span text:style-name="T18">C</text:span>o<text:span text:style-name="T18">MP</text:span>are) est une commande qui permet de comparer les valeurs contenues dans deux registres :</text:p>
      <text:p text:style-name="P11">cmp r0, r1 ; va <text:span text:style-name="T18">calculer la différence de ‘r0’ moins ‘r1’, </text:span>comparer de toutes les façons possibles le<text:span text:style-name="T18"> résultat par rapport à 0 </text:span>e<text:span text:style-name="T18">t</text:span> stocker en mémoire <text:span text:style-name="T18">ces résultats</text:span>.</text:p>
      <text:p text:style-name="P37">On peut aussi utiliser :</text:p>
      <text:p text:style-name="P37">cmp r0, #10</text:p>
      <text:p text:style-name="P11">Pour utiliser cette comparaison nous utilisons les commandes suivantes :</text:p>
      <text:p text:style-name="P11"/>
      <text:p text:style-name="P11">« beq » <text:span text:style-name="T9">(Branch if EQual) va à une étiquette si les valeurs comparées sont les mêmes :</text:span></text:p>
      <text:p text:style-name="P14">beq toto ; va à ‘toto’ si ‘r0==r1’</text:p>
      <text:p text:style-name="P14"/>
      <text:p text:style-name="P12">« bne » <text:span text:style-name="T9">(Branch if Not Equal)</text:span> <text:span text:style-name="T9">va à une étiquette si les valeurs comparées sont différentes :</text:span></text:p>
      <text:p text:style-name="P14">bne toto ; va à ‘toto’ si ‘r0!=r1’</text:p>
      <text:p text:style-name="P14"/>
      <text:p text:style-name="P12">« <text:span text:style-name="T9">bgt » <text:s/>(Branch if Greater Than) va à une étiquette si la valeur du premier registre est strictement plus grande que le second :</text:span></text:p>
      <text:p text:style-name="P14">bgt toto ; va à ‘toto’ si ‘<text:span text:style-name="T10">r0&gt;r1’</text:span></text:p>
      <text:p text:style-name="P14"/>
      <text:p text:style-name="P12">« <text:span text:style-name="T9">bge » (Branch if Greater or Equal) va à une étiquette si la valeur de premier registre est plus grande ou égale au second :</text:span></text:p>
      <text:p text:style-name="P14">bge toto ; va à ‘toto’ si ‘<text:span text:style-name="T10">r0&gt;=r1’</text:span></text:p>
      <text:p text:style-name="P14"/>
      <text:p text:style-name="P13">« <text:span text:style-name="T9">blt » (Branch if Lower Than) va à une étiquette si la valeur de premier registre est strictement plus petite que le second :</text:span></text:p>
      <text:p text:style-name="P14">blt toto ; va à ‘toto’ si ‘<text:span text:style-name="T10">r0&lt;r1’</text:span></text:p>
      <text:p text:style-name="P14"/>
      <text:p text:style-name="P13">« <text:span text:style-name="T9">ble » (Branch if Lower or Equal) va à une étiquette si la valeur de premier registre est plus petite ou égale au second :</text:span></text:p>
      <text:p text:style-name="P14">ble toto ; va à ‘toto’ si ‘<text:span text:style-name="T10">r0&lt;=r1’</text:span></text:p>
      <text:p text:style-name="P14"/>
      <text:p text:style-name="P15">Traduction du ‘if then’ :</text:p>
      <text:p text:style-name="P15">On commence par faire la commande ‘cmp’ avec les registres à comparer, ou le registre à comparer à une nombre.</text:p>
      <text:p text:style-name="P15"><text:span text:style-name="T18">Ensuite</text:span> on cherche pour quelle condition il ne faut pas <text:span text:style-name="T11">exécuter</text:span> le ‘then’ (la condition de sortie). Par exemple pour : ‘if a&lt;5’ la condition de sortie est ‘a&gt;=5’. Ensui<text:span text:style-name="T11">te on utilisera les étiquettes. Cela aura la forme</text:span> suivante :</text:p>
      <text:p text:style-name="P15">cmp <text:span text:style-name="T11">r0, #5 ; on va dire que ‘a’ est dans ‘r0’</text:span></text:p>
      <text:p text:style-name="P17">bge fin_if ; la condition de sortie est ‘&gt;=’</text:p>
      <text:p text:style-name="P17">traitement du then</text:p>
      <text:p text:style-name="P17">…</text:p>
      <text:p text:style-name="P17">fin_if : ; notre étiquette de sortie du ‘if’</text:p>
      <text:p text:style-name="P17">traitement après le if …</text:p>
      <text:p text:style-name="P17"/>
      <text:p text:style-name="P17"/>
      <text:p text:style-name="P68"><text:soft-page-break/>Partie 2 : if then else, for, while</text:p>
      <text:p text:style-name="P19"/>
      <text:p text:style-name="P18">Traduction du ‘if then else’ :</text:p>
      <text:p text:style-name="P18">On utilise presque la même forme, avec un peu plus d’étiquettes :</text:p>
      <text:p text:style-name="P16">cmp <text:span text:style-name="T11">r0, #5 ; on va dire que ‘a’ est dans ‘r0’</text:span></text:p>
      <text:p text:style-name="P18">bge <text:span text:style-name="T19">else</text:span><text:span text:style-name="T20"> </text:span>; la condition d<text:span text:style-name="T12">u ‘else’ est</text:span> ‘&gt;=’</text:p>
      <text:p text:style-name="P18">traitement du then…</text:p>
      <text:p text:style-name="P24">bra <text:span text:style-name="T23">fin_</text:span><text:span text:style-name="T24">if</text:span> ; car on ne doit pas exécuter le ‘else’</text:p>
      <text:p text:style-name="P38">else :</text:p>
      <text:p text:style-name="P18">traitement du <text:span text:style-name="T12">else</text:span>…</text:p>
      <text:p text:style-name="P18"><text:span text:style-name="T23">fin_if :</text:span> ; notre étiquette de sortie du ‘if’</text:p>
      <text:p text:style-name="P18">traitement après le if …</text:p>
      <text:p text:style-name="P18"/>
      <text:p text:style-name="P19">Traduction du for :</text:p>
      <text:p text:style-name="P19">On va se baser sur ‘for (i=0 ; i&lt;10 ; i++) traitement ;’ :</text:p>
      <text:p text:style-name="P42">mov r0, #0</text:p>
      <text:p text:style-name="P42">ldr r1, L1+4<text:span text:style-name="T13"> ; disons que ‘i’ est à l’adresse de ‘L1+4’</text:span></text:p>
      <text:p text:style-name="P42">str r0, [r1]<text:span text:style-name="T14"> ; on </text:span>initialise ‘i=0’</text:p>
      <text:p text:style-name="P19"><text:span text:style-name="T20">debut_for :</text:span> ldr r0, L1+4 ; <text:span text:style-name="T26">on reprend l’adresse de ‘i’</text:span></text:p>
      <text:p text:style-name="P21">ldr r1, [r0] ; on met la valeur de ‘i’ dans ‘r1’</text:p>
      <text:p text:style-name="P19">cmp r<text:span text:style-name="T14">1</text:span>, #10</text:p>
      <text:p text:style-name="P21">bge <text:span text:style-name="T23">fin_for</text:span> ; la condition de sortie est ‘i&gt;=10’</text:p>
      <text:p text:style-name="P21">traitement interne au ‘for’…</text:p>
      <text:p text:style-name="P45">ldr r0, L1+4 ; on <text:span text:style-name="T26">re</text:span>met l’<text:span text:style-name="T26">adresse</text:span> de ‘i’ dans ‘r<text:span text:style-name="T26">0</text:span>’</text:p>
      <text:p text:style-name="P45">ldr r1, [r0] ; on met la valeur de ‘i’ dans ‘r1’</text:p>
      <text:p text:style-name="P45">add r1, r1, #1 ; <text:span text:style-name="T26">on lui ajoute 1 </text:span>pour faire i=i++</text:p>
      <text:p text:style-name="P21">str r1, [r0] ; <text:span text:style-name="T26">on enregistre le résultat dans la RAM à l’adresse de ‘i’</text:span></text:p>
      <text:p text:style-name="P21">bra <text:span text:style-name="T20">debut_for</text:span></text:p>
      <text:p text:style-name="P47">fin_for :</text:p>
      <text:p text:style-name="P21">traitement après le ‘for’…</text:p>
      <text:p text:style-name="P21"/>
      <text:p text:style-name="P21">Traduction du <text:span text:style-name="T26">while</text:span> :</text:p>
      <text:p text:style-name="P20">On va se baser sur ‘w<text:span text:style-name="T14">hile</text:span> (i&lt;10) traitement ;’ :</text:p>
      <text:p text:style-name="P21"><text:span text:style-name="T20">debut_while :</text:span> <text:span text:style-name="T13">ldr r0, L1+4 ; disons que ‘i’ est à l’adresse de ‘L1+4’</text:span></text:p>
      <text:p text:style-name="P21">ldr r1, [r0] ; on met la valeur de ‘i’ dans ‘r1’</text:p>
      <text:p text:style-name="P20">cmp r<text:span text:style-name="T14">1</text:span>, #10</text:p>
      <text:p text:style-name="P21"><text:span text:style-name="T23">bge fin_while</text:span> ; la condition de sortie est ‘i&gt;=10’</text:p>
      <text:p text:style-name="P21">traitement interne au ‘while’…</text:p>
      <text:p text:style-name="P21">bra <text:span text:style-name="T20">debut_while</text:span></text:p>
      <text:p text:style-name="P47">fin_while :</text:p>
      <text:p text:style-name="P21">traitement après le ‘while’...</text:p>
      <text:p text:style-name="P21"/>
      <text:p text:style-name="P18"/>
      <text:p text:style-name="P19"/>
      <text:p text:style-name="P71">Partie 3 : tableaux, for imbriqué</text:p>
      <text:p text:style-name="P19"/>
      <text:p text:style-name="P22">Pour initialiser un tableau ‘int t[4] ;’ :</text:p>
      <text:p text:style-name="P22">L1 :</text:p>
      <text:p text:style-name="P22">.word t</text:p>
      <text:p text:style-name="P22">.comm t, 16, 4 ; 16 car 4 nombres de 4 octets</text:p>
      <text:p text:style-name="P22"/>
      <text:p text:style-name="P22">Pour accéder au tableau : ‘t[0]=3 ; t[2]=21’ :</text:p>
      <text:p text:style-name="P22">mov r0, #3</text:p>
      <text:p text:style-name="P22">ldr r1, L1 ; adresse de t[0]</text:p>
      <text:p text:style-name="P22">str r0, [r1] ; on met la valeur de ‘r0’ à l’adresse qui est dans ‘r1’ : t[0]=3</text:p>
      <text:p text:style-name="P22">mov r0, #21</text:p>
      <text:p text:style-name="P22">ldr r1, L1</text:p>
      <text:p text:style-name="P23">str r0, [r1, <text:span text:style-name="T15">#8</text:span>] ; on met la valeur de ‘r0’ à l’adresse qui est dans ‘r1’ <text:span text:style-name="T15">+ 8 pour accéder à la troisième valeur du tableau</text:span> : t[<text:span text:style-name="T15">2</text:span>]=<text:span text:style-name="T15">21</text:span></text:p>
      <text:p text:style-name="P23"/>
      <text:p text:style-name="P22">For imbriqué : il suffit de faire un for, puis un autre for avec une variable d’incrémentation différente du premier et il faut placer ce nouveau for dans la partie ‘traitement...’ du premier for.</text:p>
      <text:p text:style-name="P50">Par exemple avec :</text:p>
      <text:p text:style-name="P50"><text:span text:style-name="T22">‘</text:span>int i, j ;</text:p>
      <text:p text:style-name="P50">for (i=0 ; i&lt;5 ; i++) {</text:p>
      <text:p text:style-name="P50"><text:tab/>traitement1… </text:p>
      <text:p text:style-name="P50"><text:tab/>for (j=0 ; j&lt;10 ; j++) {</text:p>
      <text:p text:style-name="P50"><text:tab/><text:tab/>traitement2…</text:p>
      <text:p text:style-name="P50"><text:tab/>}</text:p>
      <text:p text:style-name="P50">}<text:span text:style-name="T22">’</text:span></text:p>
      <text:p text:style-name="P51"><draw:frame text:anchor-type="paragraph" draw:z-index="0" draw:name="Forme1" draw:style-name="gr1" draw:text-style-name="P75" svg:width="6.721cm" svg:height="8.766cm" svg:x="11.74cm" svg:y="0.138cm"><draw:text-box><text:p text:style-name="P72"><text:span text:style-name="T30">For imbriqué :</text:span></text:p><text:p text:style-name="P72"><text:span text:style-name="T30"/></text:p><text:p text:style-name="P72"><text:span text:style-name="T30">mov r0, #0</text:span></text:p><text:p text:style-name="P73"><text:span text:style-name="T30">ldr r1, L1+4</text:span></text:p><text:p text:style-name="P73"><text:span text:style-name="T30">str r0, [r1] ; fin de ‘j=0’</text:span></text:p><text:p text:style-name="P73"><text:span text:style-name="T50">debut_for2 :</text:span><text:span text:style-name="T30"> ldr r0, L1+4</text:span></text:p><text:p text:style-name="P73"><text:span text:style-name="T30">ldr r1, [r0]</text:span></text:p><text:p text:style-name="P73"><text:span text:style-name="T30">cmp r1, #10</text:span></text:p><text:p text:style-name="P73"><text:span text:style-name="T30">bge </text:span><text:span text:style-name="T51">fin_for2</text:span></text:p><text:p text:style-name="P73"><text:span text:style-name="T30">traitement interne au ‘for 2’…</text:span></text:p><text:p text:style-name="P73"><text:span text:style-name="T30">ldr r0, L1+4</text:span></text:p><text:p text:style-name="P73"><text:span text:style-name="T30">ldr r1, [r1]</text:span></text:p><text:p text:style-name="P73"><text:span text:style-name="T30">add r1, r1, #1</text:span></text:p><text:p text:style-name="P73"><text:span text:style-name="T30">str r1, [r0]</text:span></text:p><text:p text:style-name="P73"><text:span text:style-name="T30">bra </text:span><text:span text:style-name="T50">debut_for2</text:span></text:p><text:p text:style-name="P73"><text:span text:style-name="T51">fin_for2 :</text:span></text:p><text:p text:style-name="P74"><text:span text:style-name="T30">traitement après le ‘for 2’…</text:span></text:p><text:p text:style-name="P74"><text:span text:style-name="T30"/></text:p></draw:text-box></draw:frame></text:p>
      <text:p text:style-name="P51">On obtient :</text:p>
      <text:p text:style-name="P43">mov r0, #0</text:p>
      <text:p text:style-name="P43">ldr r1, L1</text:p>
      <text:p text:style-name="P43">str r0, [r1] ; <text:span text:style-name="T27">fin de i=0</text:span></text:p>
      <text:p text:style-name="P41"><text:span text:style-name="T20">debut_for</text:span><text:span text:style-name="T21">1</text:span><text:span text:style-name="T20"> :</text:span> ldr r0, L1 ; <text:span text:style-name="T26">on reprend l’adresse de ‘i’</text:span></text:p>
      <text:p text:style-name="P46">ldr r1, [r0] ; on met la valeur de ‘i’ dans ‘r1’</text:p>
      <text:p text:style-name="P41">cmp r<text:span text:style-name="T14">1</text:span>, #<text:span text:style-name="T27">5</text:span></text:p>
      <text:p text:style-name="P46">bge <text:span text:style-name="T23">fin_for</text:span><text:span text:style-name="T25">1</text:span> ; la condition de sortie est ‘i&gt;=<text:span text:style-name="T27">5</text:span>’</text:p>
      <text:p text:style-name="P55"><text:span text:style-name="T31">traitement interne au ‘for 1’…</text:span></text:p>
      <text:p text:style-name="P44"><draw:custom-shape text:anchor-type="paragraph" draw:z-index="1" draw:name="Forme2" draw:style-name="gr2" draw:text-style-name="P76" svg:width="10.902cm" svg:height="0.371cm" svg:x="0.84cm" svg:y="0.085cm"><text:p/><draw:enhanced-geometry svg:viewBox="0 0 21600 21600" draw:text-areas="?f7 ?f0 21600 ?f2" draw:type="left-arrow" draw:modifiers="625.15348184529 9213.2701421801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6">ldr r0, L1 ; on <text:span text:style-name="T26">re</text:span>met l’<text:span text:style-name="T26">adresse</text:span> de ‘i’ dans ‘r<text:span text:style-name="T26">0</text:span>’</text:p>
      <text:p text:style-name="P46">ldr r1, [r0] ; on met la valeur de ‘i’ dans ‘r1’</text:p>
      <text:p text:style-name="P46">add r1, r1, #1 ; <text:span text:style-name="T26">on lui ajoute 1 </text:span>pour faire i=i++</text:p>
      <text:p text:style-name="P46">str r1, [r0] ; <text:span text:style-name="T26">on enregistre le résultat dans la RAM à l’adresse de ‘i’</text:span></text:p>
      <text:p text:style-name="P46">bra <text:span text:style-name="T20">debut_for</text:span><text:span text:style-name="T21">1</text:span></text:p>
      <text:p text:style-name="P48">fin_for<text:span text:style-name="T27">1</text:span> :</text:p>
      <text:p text:style-name="P46">traitement après le ‘for <text:span text:style-name="T29">1</text:span>’…</text:p>
      <text:p text:style-name="P71">Partie 4 : variables locales, fonctions, pointeurs</text:p>
      <text:p text:style-name="P19"/>
      <text:p text:style-name="P56">Pour utiliser des variables locales ainsi que des fonctions, il faut utiliser l’empilement des environnements.</text:p>
      <text:p text:style-name="P56">Pour cela on utilise le pointeur ‘sp’ dont le fonctionnement est le même que ‘L1’.</text:p>
      <text:p text:style-name="P57">Création d’un environnement pour la fonction main :</text:p>
      <text:p text:style-name="P57"><text:span text:style-name="T23">‘</text:span>int main() {</text:p>
      <text:p text:style-name="P57"><text:tab/>int a, b, c ;</text:p>
      <text:p text:style-name="P57"><text:tab/>a=10 ;</text:p>
      <text:p text:style-name="P57"><text:tab/>b=20 ;</text:p>
      <text:p text:style-name="P57"><text:tab/>c=a+10 ;</text:p>
      <text:p text:style-name="P57"><text:tab/>return 0 ;</text:p>
      <text:p text:style-name="P57">}<text:span text:style-name="T23">’</text:span></text:p>
      <text:p text:style-name="P52"><draw:frame text:anchor-type="paragraph" draw:z-index="2" draw:name="Forme3" draw:style-name="gr3" draw:text-style-name="P79" svg:width="1.985cm" svg:height="1.853cm" svg:x="13.43cm" svg:y="0.31cm"><draw:text-box><text:p text:style-name="P77"><text:span text:style-name="T52">sp+8→</text:span><text:span text:style-name="T52">a</text:span></text:p><text:p text:style-name="P78"><text:span text:style-name="T52">sp+4→b</text:span></text:p><text:p text:style-name="P77"><text:span text:style-name="T52">sp→c</text:span></text:p></draw:text-box></draw:frame>Ce code donne :</text:p>
      <text:p text:style-name="P53"><text:span text:style-name="T35">stmfd</text:span> <text:span text:style-name="T37">sp!, {lr}</text:span> ; il faut toujours remplacer le ‘main(){‘ par cette ligne</text:p>
      <text:p text:style-name="P52"><text:span text:style-name="T39">sub</text:span><text:span text:style-name="T37"> sp, sp, #12</text:span> ; on réserve la place pour 3 variables de 4 octets dans la pile <text:span text:style-name="T32">→</text:span></text:p>
      <text:p text:style-name="P53">mov r0, #12</text:p>
      <text:p text:style-name="P54">str r0, <text:span text:style-name="T37">[sp, #8]</text:span> ; on met 8 à l’adresse de ‘sp’ + 8 c’est à dire ‘a’</text:p>
      <text:p text:style-name="P54">mov r0, 20</text:p>
      <text:p text:style-name="P54">str r0, [sp, #4] ; de même avec ‘b=20’</text:p>
      <text:p text:style-name="P54">ldr r0, [sp, #8] ; on met ‘a’ dans ‘r0’</text:p>
      <text:p text:style-name="P54">mov r1, #10</text:p>
      <text:p text:style-name="P54">add r0, r0, r1 ; on met ‘a+10’ dans ‘r0’</text:p>
      <text:p text:style-name="P54">str r0, [sp] ; on met ‘a+10’ à l’adresse de ‘c’</text:p>
      <text:p text:style-name="P54"><text:span text:style-name="T37">mov r0, #0</text:span> ; on met la valeur du ‘return’ dans ‘r0’</text:p>
      <text:p text:style-name="P64"><text:span text:style-name="T34">add</text:span> sp, sp, #1<text:span text:style-name="T49">2</text:span><text:span text:style-name="T48"> ; comme au début mais avec un ‘sub’</text:span></text:p>
      <text:p text:style-name="P54"><text:span text:style-name="T35">ldm</text:span><text:span text:style-name="T36">fd</text:span><text:span text:style-name="T33"> </text:span><text:span text:style-name="T38">sp!, {lr} </text:span><text:span text:style-name="T41">; </text:span><text:span text:style-name="T40">la même ligne qu’au début en changeant ‘stmfd’ par ‘ldmfd’</text:span></text:p>
      <text:p text:style-name="P58">bx lr<text:span text:style-name="T42"> </text:span><text:span text:style-name="T43">; tout à la fin</text:span></text:p>
      <text:p text:style-name="P58"><text:span text:style-name="T43">On note que dans le ‘{lr}’ on doit mettre ‘lr’ ainsi que tous les registres qui ont été modifiés et qu’on ne retourne pas. </text:span><text:span text:style-name="T44">Pour la fonction ‘main’ cela ne change pas : on a toujours ‘sp!, {lr}’</text:span></text:p>
      <text:p text:style-name="P58"><text:span text:style-name="T44"/></text:p>
      <text:p text:style-name="P60"><text:span text:style-name="T43">Création d’un environnement pour </text:span><text:span text:style-name="T45">une autre fonction :</text:span></text:p>
      <text:p text:style-name="P61"><text:span text:style-name="T45">i</text:span><text:span text:style-name="T43">nt fonction(int a, int b) {</text:span></text:p>
      <text:p text:style-name="P61"><text:span text:style-name="T43"><text:tab/></text:span><text:span text:style-name="T47">int c=10 ;</text:span></text:p>
      <text:p text:style-name="P61"><text:span text:style-name="T43"><text:tab/>return a+b+c</text:span></text:p>
      <text:p text:style-name="P59"><text:span text:style-name="T43">fonction : on commence par mettre une étiquettes</text:span></text:p>
      <text:p text:style-name="P59"><text:span text:style-name="T43">stmfd sp!, { <text:s text:c="11"/></text:span><text:span text:style-name="T47">lr</text:span><text:span text:style-name="T43">} ; puis on laisse un peu de place car il faut attendre la fin pour savoir quels registres il faut mettre dans le stmfd</text:span></text:p>
      <text:p text:style-name="P59"><text:span text:style-name="T43">sub sp, sp, #12 ; disons que je vais entrer trois paramètres dans ma fonction, ils seront dans ‘r0’</text:span><text:span text:style-name="T47">et</text:span><text:span text:style-name="T43"> ‘r1’ et </text:span><text:span text:style-name="T42">il va falloir les sauvegarder dans la pile des registres </text:span><text:span text:style-name="T46">avant de commencer le traitement</text:span></text:p>
      <text:p text:style-name="P59"><text:span text:style-name="T43">str r0, [sp, #8] ; met le premier dans la pile</text:span></text:p>
      <text:p text:style-name="P59"><text:span text:style-name="T43">str r1, [sp, #4] ; met le deuxième dans la pile</text:span></text:p>
      <text:p text:style-name="P62"><text:span text:style-name="T43">mov r2, #10 ; on vient de modifier un registre, il faudra le mettre dans le { <text:s text:c="5"/>lr} → { <text:s text:c="3"/>r2, lr}</text:span></text:p>
      <text:p text:style-name="P59"><text:span text:style-name="T43">str r2, [sp] ; met ‘</text:span><text:span text:style-name="T47">c=10’ dans la pile</text:span></text:p>
      <text:p text:style-name="P63"><text:span text:style-name="T43">add r0, r0, r1 ; modifie ‘r0’ mais comme on le retourne il ne faut pas le signaler</text:span></text:p>
      <text:p text:style-name="P63"><text:span text:style-name="T43">add r0, r0, r2 ; met ‘a+b+c’ dans ‘r0’ : ‘return a+b+c’</text:span></text:p>
      <text:p text:style-name="P63"><text:span text:style-name="T43">add sp, sp, #12</text:span></text:p>
      <text:p text:style-name="P63"><text:span text:style-name="T43">ldmfd sp!, {r2, lr} ; il faudra mettre à jour cette ligne en début de programme</text:span></text:p>
      <text:p text:style-name="P63"><text:span text:style-name="T43">bx lr</text:span></text:p>
      <text:p text:style-name="P63"><text:span text:style-name="T43"/></text:p>
      <text:p text:style-name="P63"><text:span text:style-name="T43">« bl » est la commande qui permet d’appeler une fonction :</text:span></text:p>
      <text:p text:style-name="P63"><text:span text:style-name="T43">bl fonction ; appelle la fonction ‘fonction’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9:25:03.107783297</meta:creation-date>
    <meta:generator>LibreOffice/5.1.6.2$Linux_X86_64 LibreOffice_project/10m0$Build-2</meta:generator>
    <dc:date>2018-05-21T13:11:01.960558638</dc:date>
    <meta:editing-duration>PT1H47M57S</meta:editing-duration>
    <meta:editing-cycles>18</meta:editing-cycles>
    <meta:document-statistic meta:table-count="0" meta:image-count="0" meta:object-count="0" meta:page-count="6" meta:paragraph-count="225" meta:word-count="2384" meta:character-count="11624" meta:non-whitespace-character-count="9427"/>
  </office:meta>
</office:document-meta>
</file>